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7983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c7a0cb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3838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g>
            <draw:custom-shape draw:style-name="gr1" draw:text-style-name="P1" draw:layer="layout" svg:width="2.54cm" svg:height="1.524cm" svg:x="7.386cm" svg:y="2.24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2.24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12.7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12.7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11.2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11.2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9.7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9.7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8.2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8.2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6.7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6.7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5.2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5.2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7.386cm" svg:y="3.7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132cm" svg:y="3.736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0.086cm" svg:y="2.2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2.2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12.7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12.7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11.2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11.2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9.7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9.7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8.2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8.2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6.7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6.7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5.2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5.2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086cm" svg:y="3.7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9.832cm" svg:y="3.723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4.592cm" svg:y="12.7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4.338cm" svg:y="12.794cm">
            <draw:text-box>
              <text:p text:style-name="P2"><text:span text:style-name="T2">DR</text:span><text:span text:style-name="T1"> 30/300</text:span></text:p>
            </draw:text-box>
          </draw:frame>
        </draw:g>
        <draw:custom-shape draw:style-name="gr5" draw:text-style-name="P5" draw:layer="layout" svg:width="2.54cm" svg:height="1.524cm" svg:x="15.508cm" svg:y="2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6" draw:layer="layout" svg:width="3.81cm" svg:height="1.524cm" svg:x="3.376cm" svg:y="2.24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048cm" svg:height="1.536cm" svg:x="3.846cm" svg:y="2.237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frame draw:style-name="gr8" draw:text-style-name="P7" draw:layer="layout" svg:width="2.54cm" svg:height="0.962cm" svg:x="4.686cm" svg:y="1.04cm">
            <draw:text-box>
              <text:p><text:span text:style-name="T3">iPhos</text:span></text:p>
            </draw:text-box>
          </draw:frame>
          <draw:frame draw:style-name="gr8" draw:text-style-name="P7" draw:layer="layout" svg:width="2.54cm" svg:height="0.962cm" svg:x="7.48cm" svg:y="0.994cm">
            <draw:text-box>
              <text:p><text:span text:style-name="T3">Ring 4</text:span></text:p>
            </draw:text-box>
          </draw:frame>
          <draw:frame draw:style-name="gr8" draw:text-style-name="P7" draw:layer="layout" svg:width="2.54cm" svg:height="0.962cm" svg:x="10.18cm" svg:y="0.994cm">
            <draw:text-box>
              <text:p><text:span text:style-name="T3">Ring 3</text:span></text:p>
            </draw:text-box>
          </draw:frame>
          <draw:frame draw:style-name="gr8" draw:text-style-name="P7" draw:layer="layout" svg:width="2.54cm" svg:height="0.962cm" svg:x="12.88cm" svg:y="0.994cm">
            <draw:text-box>
              <text:p><text:span text:style-name="T3">Ring 2</text:span></text:p>
            </draw:text-box>
          </draw:frame>
          <draw:frame draw:style-name="gr8" draw:text-style-name="P7" draw:layer="layout" svg:width="2.54cm" svg:height="0.962cm" svg:x="15.58cm" svg:y="0.994cm">
            <draw:text-box>
              <text:p><text:span text:style-name="T3">Ring 1</text:span></text:p>
            </draw:text-box>
          </draw:frame>
          <draw:frame draw:style-name="gr8" draw:text-style-name="P7" draw:layer="layout" svg:width="2.54cm" svg:height="0.962cm" svg:x="2.486cm" svg:y="1.04cm">
            <draw:text-box>
              <text:p><text:span text:style-name="T3">CEPA</text:span></text:p>
            </draw:text-box>
          </draw:frame>
        </draw:g>
        <draw:g>
          <draw:custom-shape draw:style-name="gr6" draw:text-style-name="P6" draw:layer="layout" svg:width="3.81cm" svg:height="1.524cm" svg:x="3.35cm" svg:y="8.27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048cm" svg:height="1.536cm" svg:x="3.82cm" svg:y="8.266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6" draw:text-style-name="P6" draw:layer="layout" svg:width="3.81cm" svg:height="1.524cm" svg:x="3.332cm" svg:y="11.25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048cm" svg:height="1.536cm" svg:x="3.802cm" svg:y="11.242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6" draw:text-style-name="P6" draw:layer="layout" svg:width="3.81cm" svg:height="1.524cm" svg:x="3.36cm" svg:y="5.32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048cm" svg:height="1.536cm" svg:x="3.83cm" svg:y="5.316cm">
            <draw:text-box>
              <text:p text:style-name="P2"><text:span text:style-name="T2">DR 48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4.619cm" svg:y="9.7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4.365cm" svg:y="9.787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4.62cm" svg:y="6.7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4.366cm" svg:y="6.78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4.648cm" svg:y="3.7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4.394cm" svg:y="3.788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g>
            <draw:custom-shape draw:style-name="gr9" draw:text-style-name="P8" draw:layer="layout" svg:width="1.27cm" svg:height="1.524cm" svg:x="12.814cm" svg:y="12.75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12.74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11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11.19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9.7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9.7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8.2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8.2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6.69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6.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5.2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5.2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14cm" svg:y="3.7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84cm" svg:y="3.71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9" draw:text-style-name="P8" draw:layer="layout" svg:width="1.27cm" svg:height="1.524cm" svg:x="12.822cm" svg:y="2.2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5" draw:layer="layout" svg:width="1.27cm" svg:height="1.524cm" svg:x="14.092cm" svg:y="2.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" draw:text-style-name="P5" draw:layer="layout" svg:width="2.54cm" svg:height="1.524cm" svg:x="15.508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5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6.7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9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1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54cm" svg:height="1.524cm" svg:x="15.508cm" svg:y="12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7T09:51:38.303482927</meta:creation-date>
    <dc:date>2024-10-17T09:52:36.039892753</dc:date>
    <meta:editing-duration>PT59S</meta:editing-duration>
    <meta:editing-cycles>1</meta:editing-cycles>
    <meta:document-statistic meta:object-count="152"/>
    <meta:generator>LibreOffice/7.3.7.2$Linux_X86_64 LibreOffice_project/30$Build-2</meta:generator>
  </office:meta>
</office:document-meta>
</file>